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Text_20_body" style:list-style-name="L1">
      <style:paragraph-properties fo:margin-left="0cm" fo:margin-right="0cm" fo:margin-top="0cm" fo:margin-bottom="0cm" fo:text-indent="0cm" style:auto-text-indent="false" fo:padding="0cm" fo:border="none"/>
    </style:style>
    <style:style style:name="P17"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style>
    <style:style style:name="P19"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0"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2"><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8">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6">End of <text:span text:style-name="T8">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oft-page-break/><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738007977770058389" text:style-name="L1">
        <text:list-item>
          <text:p text:style-name="P16"><text:span text:style-name="T4">Open </text:span><text:span text:style-name="T5">bookname</text:span><text:span text:style-name="Teletype"><text:span text:style-name="T4">.html</text:span></text:span><text:span text:style-name="T4"> that was saved in step 16.</text:span></text:p>
        </text:list-item>
        <text:list-item>
          <text:p text:style-name="P18"><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8"><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9">Don't remove the rewrap markers. These are needed for generation of proper HTML.</text:p>
        </text:list-item>
        <text:list-item>
          <text:p text:style-name="P18"><text:span text:style-name="T4">Open the </text:span><text:a xlink:type="simple" xlink:href="http://www.pgdp.net/wiki/PPTools/Guiguts/HTML"><text:span text:style-name="T7">HTML Palette</text:span></text:a><text:span text:style-name="T4"> and set optional switches as desired.</text:span></text:p>
        </text:list-item>
        <text:list-item>
          <text:p text:style-name="P18"><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9">Save the file and open it in a browser.</text:p>
        </text:list-item>
        <text:list-item>
          <text:p text:style-name="P19">Scroll through looking for systematic errors. (Title pages, tables, etc. will look terrible; no matter). If automatic conversion messed up, delete the file and start this step over with the backup file.</text:p>
        </text:list-item>
        <text:list-item>
          <text:p text:style-name="P19">Page through the book looking for text that was not handled well by automatic HTML generation, in particular:</text:p>
          <text:list>
            <text:list-item>
              <text:p text:style-name="P17">Title pages.</text:p>
            </text:list-item>
            <text:list-item>
              <text:p text:style-name="P19">Tables.</text:p>
            </text:list-item>
            <text:list-item>
              <text:p text:style-name="P18"><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9">End matter</text:p>
            </text:list-item>
            <text:list-item>
              <text:p text:style-name="P19">reformat front matter to remove &lt;p&gt; for sentences</text:p>
            </text:list-item>
            <text:list-item>
              <text:p text:style-name="P19">Illustrations. (sideways f)</text:p>
            </text:list-item>
            <text:list-item>
              <text:p text:style-name="P19">illustration links to larger image</text:p>
            </text:list-item>
          </text:list>
        </text:list-item>
        <text:list-item>
          <text:p text:style-name="P18"><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9">Format CSS for headings etc.</text:p>
        </text:list-item>
        <text:list-item>
          <text:p text:style-name="P19">Open the file in one or more web browsers (Internet Explorer and at least one other such as Firefox or Netscape) using the "View in Browser" button. Page through the entire book.</text:p>
          <text:list>
            <text:list-item>
              <text:p text:style-name="P17">Where you see a problem, make a correction in Guiguts, save the file, and click the "reload" button in each browser.</text:p>
            </text:list-item>
          </text:list>
        </text:list-item>
        <text:list-item>
          <text:p text:style-name="P18"><text:soft-page-break/><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8"><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9">Use the "Find orphaned markup" button on the HTML Palette to find any mismatched html markup in the file.</text:p>
          <text:list>
            <text:list-item>
              <text:p text:style-name="P17">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8"><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8"><text:span text:style-name="T4">Apply </text:span><text:a xlink:type="simple" xlink:href="http://www.pgdp.net/wiki/PPTools/Guiguts/HTML#Using_HTML_Tidy"><text:span text:style-name="T7">Tidy</text:span></text:a><text:span text:style-name="T4">.</text:span></text:p>
        </text:list-item>
        <text:list-item>
          <text:p text:style-name="P18"><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9"/>
        </text:list-item>
      </text:list>
      <text:p text:style-name="P1"/>
      <text:h text:style-name="P20"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text:soft-page-break/>&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1482697" text:continue-numbering="true" text:style-name="L1">
        <text:list-item>
          <text:p text:style-name="P1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9">Use the Image Check button to check the correctness of links to images.</text:p>
        </text:list-item>
        <text:list-item>
          <text:p text:style-name="P19">Use the Check All button to run all of the above checks, especially if you make any further changes. Always run these checks one more time before submitting.</text:p>
        </text:list-item>
        <text:list-item>
          <text:p text:style-name="P19"/>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text:soft-page-break/></text:p>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6T11:31:52.61</dc:date>
    <dc:creator>Gemma Wright</dc:creator>
    <meta:editing-duration>PT16H36M26S</meta:editing-duration>
    <meta:editing-cycles>42</meta:editing-cycles>
    <meta:generator>OpenOffice/4.0.1$Win32 OpenOffice.org_project/401m5$Build-9714</meta:generator>
    <meta:document-statistic meta:table-count="0" meta:image-count="0" meta:object-count="0" meta:page-count="12" meta:paragraph-count="313" meta:word-count="4950" meta:character-count="30423"/>
  </office:meta>
</office:document-meta>
</file>